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2" svg:font-family="Arial"/>
    <style:font-face style:name="OpenSymbol" svg:font-family="OpenSymbol"/>
    <style:font-face style:name="Times New Roman1" svg:font-family="'Times New Roman'"/>
    <style:font-face style:name="Ubuntu" svg:font-family="Ubuntu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tyle="normal" style:text-underline-style="none" fo:font-weight="bold" style:font-size-asian="10.5pt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6pt" fo:font-style="normal" style:text-underline-style="none" fo:font-weight="bold" officeooo:paragraph-rsid="0014df61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Normal">
      <style:paragraph-properties fo:text-align="start" style:justify-single-word="false" style:writing-mode="lr-tb"/>
      <style:text-properties fo:font-weight="bold" officeooo:rsid="001bfcc7" officeooo:paragraph-rsid="001bfcc7" style:font-weight-asian="bold" style:font-weight-complex="bold"/>
    </style:style>
    <style:style style:name="P7" style:family="paragraph" style:parent-style-name="Normal" style:list-style-name="L1">
      <style:paragraph-properties fo:text-align="start" style:justify-single-word="false" style:writing-mode="lr-tb"/>
      <style:text-properties fo:font-weight="bold" officeooo:rsid="001cd61c" officeooo:paragraph-rsid="001cd61c" style:font-weight-asian="bold" style:font-weight-complex="bold"/>
    </style:style>
    <style:style style:name="P8" style:family="paragraph" style:parent-style-name="Normal">
      <style:paragraph-properties fo:text-align="start" style:justify-single-word="false" style:writing-mode="lr-tb"/>
    </style:style>
    <style:style style:name="P9" style:family="paragraph" style:parent-style-name="Normal">
      <style:paragraph-properties fo:text-align="start" style:justify-single-word="false" style:writing-mode="lr-tb"/>
      <style:text-properties officeooo:paragraph-rsid="001cd61c"/>
    </style:style>
    <style:style style:name="P10" style:family="paragraph" style:parent-style-name="Normal">
      <style:paragraph-properties fo:text-align="start" style:justify-single-word="false" style:writing-mode="lr-tb"/>
      <style:text-properties style:font-name="Arial2" fo:font-weight="bold" style:font-weight-asian="bold" style:font-weight-complex="bold"/>
    </style:style>
    <style:style style:name="P11" style:family="paragraph" style:parent-style-name="Normal">
      <style:paragraph-properties fo:text-align="start" style:justify-single-word="false" style:writing-mode="lr-tb"/>
      <style:text-properties style:font-name="Arial2" fo:font-weight="bold" officeooo:rsid="0014df61" officeooo:paragraph-rsid="0014df61" style:font-weight-asian="bold" style:font-weight-complex="bold"/>
    </style:style>
    <style:style style:name="P12" style:family="paragraph" style:parent-style-name="Normal">
      <style:paragraph-properties fo:text-align="start" style:justify-single-word="false" style:writing-mode="lr-tb"/>
      <style:text-properties style:font-name="Arial2" fo:font-weight="bold" officeooo:rsid="0014df61" officeooo:paragraph-rsid="001bfcc7" style:font-weight-asian="bold" style:font-weight-complex="bold"/>
    </style:style>
    <style:style style:name="P13" style:family="paragraph" style:parent-style-name="Normal">
      <style:paragraph-properties fo:text-align="start" style:justify-single-word="false" style:writing-mode="lr-tb"/>
      <style:text-properties style:font-name="Arial2" fo:font-weight="bold" officeooo:rsid="00174e99" officeooo:paragraph-rsid="0017ab97" style:font-weight-asian="bold" style:font-weight-complex="bold"/>
    </style:style>
    <style:style style:name="P14" style:family="paragraph" style:parent-style-name="Normal">
      <style:paragraph-properties fo:text-align="start" style:justify-single-word="false" style:writing-mode="lr-tb"/>
      <style:text-properties style:font-name="Arial2" fo:font-weight="bold" officeooo:rsid="00187053" officeooo:paragraph-rsid="00187053" style:font-weight-asian="bold" style:font-weight-complex="bold"/>
    </style:style>
    <style:style style:name="P15" style:family="paragraph" style:parent-style-name="Normal">
      <style:paragraph-properties fo:text-align="start" style:justify-single-word="false" style:writing-mode="lr-tb"/>
      <style:text-properties style:font-name="Arial2" fo:font-weight="bold" officeooo:rsid="001cd61c" officeooo:paragraph-rsid="001cd61c" style:font-weight-asian="bold" style:font-weight-complex="bold"/>
    </style:style>
    <style:style style:name="P16" style:family="paragraph" style:parent-style-name="Normal">
      <style:paragraph-properties fo:text-align="start" style:justify-single-word="false" style:writing-mode="lr-tb"/>
      <style:text-properties style:font-name="Arial2" fo:font-weight="normal" officeooo:rsid="001bfcc7" officeooo:paragraph-rsid="001bfcc7" style:font-weight-asian="normal" style:font-weight-complex="normal"/>
    </style:style>
    <style:style style:name="P17" style:family="paragraph" style:parent-style-name="Normal">
      <style:paragraph-properties fo:text-align="start" style:justify-single-word="false" style:writing-mode="lr-tb"/>
      <style:text-properties style:font-name="Arial2" fo:font-weight="normal" officeooo:rsid="001cd61c" officeooo:paragraph-rsid="001cd61c" style:font-weight-asian="normal" style:font-weight-complex="normal"/>
    </style:style>
    <style:style style:name="P18" style:family="paragraph" style:parent-style-name="Normal">
      <style:paragraph-properties fo:text-align="start" style:justify-single-word="false" style:writing-mode="lr-tb"/>
      <style:text-properties officeooo:rsid="001bfcc7" officeooo:paragraph-rsid="001bfcc7"/>
    </style:style>
    <style:style style:name="P19" style:family="paragraph" style:parent-style-name="Normal">
      <style:paragraph-properties fo:text-align="start" style:justify-single-word="false" style:writing-mode="lr-tb"/>
      <style:text-properties officeooo:rsid="0014df61" officeooo:paragraph-rsid="0014df61"/>
    </style:style>
    <style:style style:name="P2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1bfcc7" officeooo:paragraph-rsid="001bfcc7" style:font-weight-asian="bold" style:font-weight-complex="bold"/>
    </style:style>
    <style:style style:name="P21" style:family="paragraph" style:parent-style-name="Normal">
      <style:paragraph-properties fo:text-align="start" style:justify-single-word="false" style:writing-mode="lr-tb"/>
      <style:text-properties officeooo:rsid="001cd61c" officeooo:paragraph-rsid="001cd61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df61" style:font-weight-asian="normal" style:font-weight-complex="normal"/>
    </style:style>
    <style:style style:name="T3" style:family="text">
      <style:text-properties fo:font-weight="normal" officeooo:rsid="00166ee8" style:font-weight-asian="normal" style:font-weight-complex="normal"/>
    </style:style>
    <style:style style:name="T4" style:family="text">
      <style:text-properties fo:font-weight="normal" officeooo:rsid="00174e99" style:font-weight-asian="normal" style:font-weight-complex="normal"/>
    </style:style>
    <style:style style:name="T5" style:family="text">
      <style:text-properties fo:font-weight="normal" officeooo:rsid="0017ab97" style:font-weight-asian="normal" style:font-weight-complex="normal"/>
    </style:style>
    <style:style style:name="T6" style:family="text">
      <style:text-properties fo:font-weight="normal" officeooo:rsid="00187053" style:font-weight-asian="normal" style:font-weight-complex="normal"/>
    </style:style>
    <style:style style:name="T7" style:family="text">
      <style:text-properties fo:font-weight="normal" officeooo:rsid="001a2007" style:font-weight-asian="normal" style:font-weight-complex="normal"/>
    </style:style>
    <style:style style:name="T8" style:family="text">
      <style:text-properties fo:font-weight="normal" officeooo:rsid="001e2db9" style:font-weight-asian="normal" style:font-weight-complex="normal"/>
    </style:style>
    <style:style style:name="T9" style:family="text">
      <style:text-properties officeooo:rsid="0014df61"/>
    </style:style>
    <style:style style:name="T10" style:family="text">
      <style:text-properties style:font-name="Arial2"/>
    </style:style>
    <style:style style:name="T11" style:family="text">
      <style:text-properties style:font-name="Arial2" fo:font-weight="bold" officeooo:rsid="001a2007" style:font-weight-asian="bold" style:font-weight-complex="bold"/>
    </style:style>
    <style:style style:name="T12" style:family="text">
      <style:text-properties style:font-name="Arial2" fo:font-weight="bold" officeooo:rsid="001cd61c" style:font-weight-asian="bold" style:font-weight-complex="bold"/>
    </style:style>
    <style:style style:name="T13" style:family="text">
      <style:text-properties style:font-name="Arial2" fo:font-weight="normal" style:font-weight-asian="normal" style:font-weight-complex="normal"/>
    </style:style>
    <style:style style:name="T14" style:family="text">
      <style:text-properties style:font-name="Arial2" fo:font-weight="normal" officeooo:rsid="001cd61c" style:font-weight-asian="normal" style:font-weight-complex="normal"/>
    </style:style>
    <style:style style:name="T15" style:family="text">
      <style:text-properties style:font-name="Arial2" fo:font-weight="normal" officeooo:rsid="001dd2ef" style:font-weight-asian="normal" style:font-weight-complex="normal"/>
    </style:style>
    <style:style style:name="T16" style:family="text">
      <style:text-properties officeooo:rsid="00166ee8"/>
    </style:style>
    <style:style style:name="T17" style:family="text">
      <style:text-properties officeooo:rsid="0017ab97"/>
    </style:style>
    <style:style style:name="T18" style:family="text">
      <style:text-properties officeooo:rsid="001a2007"/>
    </style:style>
    <style:style style:name="T19" style:family="text">
      <style:text-properties fo:font-style="italic" fo:font-weight="normal" officeooo:rsid="001a2007" style:font-style-asian="italic" style:font-weight-asian="normal" style:font-style-complex="italic" style:font-weight-complex="normal"/>
    </style:style>
    <style:style style:name="T20" style:family="text">
      <style:text-properties officeooo:rsid="001bfcc7"/>
    </style:style>
    <style:style style:name="T21" style:family="text">
      <style:text-properties fo:color="#000000" style:font-name="Arial2" fo:font-size="12pt" fo:font-weight="normal" officeooo:rsid="001cd61c" fo:background-color="transparent" loext:char-shading-value="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Trabajo Práctico </text:p>
      <text:p text:style-name="P5"><text:span text:style-name="T9">Programación de Sockets de Internet con Python</text:span> </text:p>
      <text:p text:style-name="P3">Arellano E. Nahuel</text:p>
      <text:p text:style-name="P2"><text:a xlink:type="simple" xlink:href="mailto:juanca87@hotmail.com" text:style-name="Internet_20_link" text:visited-style-name="Visited_20_Internet_20_Link"><text:span text:style-name="T1">nahuel.arellano@gmail.com</text:span></text:a></text:p>
      <text:p text:style-name="P4"/>
      <text:p text:style-name="P4"/>
      <text:p text:style-name="P10">1) <text:span text:style-name="T2">Analizando las capturas del echo se puede contemplar las diferencias entre los protocolos.</text:span></text:p>
      <text:p text:style-name="P19"><text:span text:style-name="T13">En TCP se puede visualizar el Three-way handshake ( negociación en tres pasos ) y las confirmaciones de las tramas enviadas, mientras que en UDP solo se envia las tramas con mensaje sin confirmación. En ambos casos el mensaje viaja en texto plano.</text:span></text:p>
      <text:p text:style-name="P19"><text:span text:style-name="T13"/></text:p>
      <text:p text:style-name="P6"><text:span text:style-name="T10">4) </text:span><text:span text:style-name="T13">Se desarrollo el programa eje4.py para calcular el RTT para los protocolos UDP y TCP.</text:span></text:p>
      <text:p text:style-name="P6"><text:span text:style-name="T13">Para su correcta ejecuci</text:span><text:span text:style-name="T15">ó</text:span><text:span text:style-name="T13">n deben cargarse los archivos IPsUDP.txt y IpsTCP.txt con la lista de ip separadas por “;” que se desea probar.</text:span></text:p>
      <text:p text:style-name="P6"><text:span text:style-name="T13"/></text:p>
      <text:p text:style-name="P20"><text:span text:style-name="T13">Opciones de ejecución:</text:span></text:p>
      <text:list xml:id="list6269911162783228139" text:style-name="L1">
        <text:list-item>
          <text:p text:style-name="P7"><text:span text:style-name="T13">para udp:<text:tab/>python ejer4.py --udp [--segundos]</text:span></text:p>
        </text:list-item>
        <text:list-item>
          <text:p text:style-name="P7"><text:span text:style-name="T13">para tcp:<text:tab/>python ejer4.py --tcp [--segundos]</text:span></text:p>
        </text:list-item>
        <text:list-item>
          <text:p text:style-name="P7"><text:span text:style-name="T13">para ambos: python ejer4.py --udp --tcp [--segundos]</text:span></text:p>
        </text:list-item>
      </text:list>
      <text:p text:style-name="P6"><text:span text:style-name="T13"/></text:p>
      <text:p text:style-name="P6"><text:span text:style-name="T13"/></text:p>
      <text:p text:style-name="P6"><text:span text:style-name="T10">UDP</text:span></text:p>
      <text:p text:style-name="P6"><text:span text:style-name="T13">**********************************************</text:span></text:p>
      <text:p text:style-name="P6"><text:span text:style-name="T13">Estadisticas IP: <text:s/>195.46.39.40</text:span></text:p>
      <text:p text:style-name="P6"><text:span text:style-name="T13">Paquetes: enviados=13, Recibido=12, Perdido=1</text:span></text:p>
      <text:p text:style-name="P6"><text:span text:style-name="T13">Promedio=239 ms</text:span></text:p>
      <text:p text:style-name="P6"><text:span text:style-name="T13">**********************************************</text:span></text:p>
      <text:p text:style-name="P6"><text:span text:style-name="T13">**********************************************</text:span></text:p>
      <text:p text:style-name="P6"><text:span text:style-name="T13">Estadisticas IP: <text:s/>195.46.39.40</text:span></text:p>
      <text:p text:style-name="P6"><text:span text:style-name="T13">Paquetes: enviados=13, Recibido=12, Perdido=1</text:span></text:p>
      <text:p text:style-name="P6"><text:span text:style-name="T13">Promedio=239 ms</text:span></text:p>
      <text:p text:style-name="P6"><text:span text:style-name="T13">**********************************************</text:span></text:p>
      <text:p text:style-name="P6"><text:span text:style-name="T13">**********************************************</text:span></text:p>
      <text:p text:style-name="P6"><text:span text:style-name="T13">Estadisticas IP: <text:s/>208.67.222.222</text:span></text:p>
      <text:p text:style-name="P6"><text:span text:style-name="T13">Paquetes: enviados=18, Recibido=17, Perdido=1</text:span></text:p>
      <text:p text:style-name="P6"><text:span text:style-name="T13">Promedio=169 ms</text:span></text:p>
      <text:p text:style-name="P6"><text:span text:style-name="T13">**********************************************</text:span></text:p>
      <text:p text:style-name="P6"><text:span text:style-name="T13">**********************************************</text:span></text:p>
      <text:p text:style-name="P6"><text:span text:style-name="T13">Estadisticas IP: <text:s/>208.67.220.220</text:span></text:p>
      <text:p text:style-name="P6"><text:span text:style-name="T13">Paquetes: enviados=18, Recibido=18, Perdido=0</text:span></text:p>
      <text:p text:style-name="P6"><text:span text:style-name="T13">Promedio=169 ms</text:span></text:p>
      <text:p text:style-name="P6"><text:span text:style-name="T13">**********************************************</text:span></text:p>
      <text:p text:style-name="P8"/>
      <text:p text:style-name="P12"><text:span text:style-name="T20">TCP</text:span></text:p>
      <text:p text:style-name="P12"/>
      <text:p text:style-name="P16">**********************************************</text:p>
      <text:p text:style-name="P16">Estadisticas IP: <text:s/>www.google.com</text:p>
      <text:p text:style-name="P16">Paquetes: enviados=50, Recibido=50, Perdido=0</text:p>
      <text:p text:style-name="P16">Promedio=60 ms</text:p>
      <text:p text:style-name="P16">**********************************************</text:p>
      <text:p text:style-name="P16">**********************************************</text:p>
      <text:p text:style-name="P16"><text:soft-page-break/>Estadisticas IP: <text:s/>www.facebook.com</text:p>
      <text:p text:style-name="P16">Paquetes: enviados=45, Recibido=45, Perdido=0</text:p>
      <text:p text:style-name="P16">Promedio=66 ms</text:p>
      <text:p text:style-name="P16">**********************************************</text:p>
      <text:p text:style-name="P16">**********************************************</text:p>
      <text:p text:style-name="P16">Estadisticas IP: <text:s/>www.unlu.edu.ar</text:p>
      <text:p text:style-name="P16">Paquetes: enviados=59, Recibido=59, Perdido=0</text:p>
      <text:p text:style-name="P16">Promedio=51 ms</text:p>
      <text:p text:style-name="P16">**********************************************</text:p>
      <text:p text:style-name="P16">**********************************************</text:p>
      <text:p text:style-name="P16">Estadisticas IP: <text:s/>www.yahoo.com</text:p>
      <text:p text:style-name="P16">Paquetes: enviados=11, Recibido=11, Perdido=0</text:p>
      <text:p text:style-name="P16">Promedio=279 ms</text:p>
      <text:p text:style-name="P16">**********************************************</text:p>
      <text:p text:style-name="P18"/>
      <text:p text:style-name="P21"><text:span text:style-name="T13">Se puede observar que en promedio los tiempos de UDP son mayores que los de TCP, pero la mayor demora se produce contra el servidor web </text:span><text:a xlink:type="simple" xlink:href="http://www.yahoo.com/" text:style-name="Internet_20_link" text:visited-style-name="Visited_20_Internet_20_Link"><text:span text:style-name="T13">www.yahoo.com</text:span></text:a><text:span text:style-name="T13"> utilizando una conexión TCP, se puede deducir que el factor determinante en los retardos es la distancia.</text:span></text:p>
      <text:p text:style-name="P17"/>
      <text:p text:style-name="P11"><text:span text:style-name="T16">5</text:span>) <text:span text:style-name="T3">Se utilizo el </text:span><text:span text:style-name="T4">algoritmo de cifrado AES para resolver la problemática de encriptacion de </text:span><text:span text:style-name="T5">la</text:span><text:span text:style-name="T4"> autentificación que plantea el ejercicio.</text:span></text:p>
      <text:p text:style-name="P13"><text:span text:style-name="T1">Con AES se implemento una encriptación simétrica, donde los programas cliente </text:span><text:span text:style-name="T5">y servidor </text:span><text:span text:style-name="T1">acuerdan una clave pública para encriptar sus mensajes, en nuestro caso </text:span><text:span text:style-name="T5">solo para la</text:span><text:span text:style-name="T1"> etapa de autentificación del sistema, </text:span><text:span text:style-name="T5">el resto de los mensajes viajan en texto plano, a diferencia del proto</text:span><text:span text:style-name="T6">co</text:span><text:span text:style-name="T5">lo SSH donde toda la comunicación entre el cliente y servidor es segura.</text:span></text:p>
      <text:p text:style-name="P13"><text:span text:style-name="T5"/></text:p>
      <text:p text:style-name="P14"><text:span text:style-name="T17">9</text:span>)<text:span text:style-name="T1"> </text:span><text:span text:style-name="T7">Para el desarrollo del chat un requisito que se presento, fue la necesidad de mantener en el servidor una lista dińamica de socket, con la finalidad de distribuir los mensajes y poder aceptar nuevas conexiones de los clientes, la solución fue implementada utilizando la llamada de sistema </text:span><text:span text:style-name="T19">select</text:span><text:span text:style-name="T7"> para recuperar las conexiones disponibles </text:span><text:span text:style-name="T8">para luego </text:span><text:span text:style-name="T7">realizar el tratamiento correspondiente.</text:span></text:p>
      <text:p text:style-name="P14"><text:span text:style-name="T7"/></text:p>
      <text:p text:style-name="P9"><text:span text:style-name="T11">1</text:span><text:span text:style-name="T12">4)</text:span><text:span text:style-name="T14"> S</text:span><text:span text:style-name="T21">e realizo el desarrollo de los nodos master, mapper y reducer y se realizaron pruebas con el el texto del Quijote de Cervantes.</text:span></text:p>
      <text:p text:style-name="P15"/>
      <text:p text:style-name="P17">Modo de Uso en consola:</text:p>
      <text:p text:style-name="P17">Setear variables de configuracion en el archivo 'config.ini'</text:p>
      <text:p text:style-name="P17"/>
      <text:p text:style-name="P17">Ejecutar los mappers</text:p>
      <text:p text:style-name="P17">Toma variable de conexion (host, port) por parametro, deben coincidir con las </text:p>
      <text:p text:style-name="P17">seteadas en el archivo de configuracion para poder establecer comunicacion con</text:p>
      <text:p text:style-name="P17">los otros nodos.</text:p>
      <text:p text:style-name="P17"/>
      <text:p text:style-name="P17">#nodos mappers</text:p>
      <text:p text:style-name="P17">python nodo_mapper.py [-h] host port </text:p>
      <text:p text:style-name="P17"/>
      <text:p text:style-name="P17">Ejecutar reducer</text:p>
      <text:p text:style-name="P17">Toma la configuracion desde archivo 'config.ini'.</text:p>
      <text:p text:style-name="P17">Sin variables por parametros</text:p>
      <text:p text:style-name="P17"/>
      <text:p text:style-name="P17">#nodo reducer</text:p>
      <text:p text:style-name="P17">python nodo_reducer.py</text:p>
      <text:p text:style-name="P17"><text:soft-page-break/></text:p>
      <text:p text:style-name="P17">Ejecutar master</text:p>
      <text:p text:style-name="P17">Toma la configuracion desde archivo 'config.ini'. </text:p>
      <text:p text:style-name="P17">Debe ingresarse por parametro el archivo entrada a procesar y el archivo salida donde devolvera el resultado.</text:p>
      <text:p text:style-name="P17"/>
      <text:p text:style-name="P17">#nodo master</text:p>
      <text:p text:style-name="P17">nodo_master.py [-h] in_file out_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2" svg:font-family="Arial"/>
    <style:font-face style:name="OpenSymbol" svg:font-family="OpenSymbol"/>
    <style:font-face style:name="Times New Roman1" svg:font-family="'Times New Roman'"/>
    <style:font-face style:name="Ubuntu" svg:font-family="Ubuntu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in" fo:margin-right="0in" fo:margin-top="0in" fo:margin-bottom="0in" loext:contextual-spacing="false" fo:line-height="100%" fo:text-align="start" style:justify-single-word="false" fo:widows="2" fo:text-indent="0in" style:auto-text-indent="false"/>
      <style:text-properties fo:color="#000000" style:font-name="Times New Roman1" fo:font-family="'Times New Roman'" fo:font-size="12pt" fo:font-weight="normal" fo:background-color="transparen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Ubuntu </meta:initial-creator>
    <meta:creation-date>2011-04-28T11:12:48</meta:creation-date>
    <dc:date>2015-12-01T06:14:31.607742426</dc:date>
    <meta:editing-duration>PT16H43M23S</meta:editing-duration>
    <meta:editing-cycles>210</meta:editing-cycles>
    <meta:generator>LibreOffice/4.4.3.2$Linux_x86 LibreOffice_project/40m0$Build-2</meta:generator>
    <meta:document-statistic meta:table-count="0" meta:image-count="0" meta:object-count="0" meta:page-count="3" meta:paragraph-count="78" meta:word-count="534" meta:character-count="4256" meta:non-whitespace-character-count="3797"/>
  </office:meta>
</office:document-meta>
</file>